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0.6571in"/>
    </style:style>
    <style:style style:name="co17" style:family="table-column">
      <style:table-column-properties fo:break-before="auto" style:column-width="0.4319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11.5291in"/>
    </style:style>
    <style:style style:name="co20" style:family="table-column">
      <style:table-column-properties fo:break-before="auto" style:column-width="9.4382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0.9035in"/>
    </style:style>
    <style:style style:name="co23" style:family="table-column">
      <style:table-column-properties fo:break-before="auto" style:column-width="1.1717in"/>
    </style:style>
    <style:style style:name="co24" style:family="table-column">
      <style:table-column-properties fo:break-before="auto" style:column-width="0.8819in"/>
    </style:style>
    <style:style style:name="co25" style:family="table-column">
      <style:table-column-properties fo:break-before="auto" style:column-width="0.389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style:font-name="Liberation Sans1"/>
    </style:style>
    <style:style style:name="ce1" style:family="table-cell" style:parent-style-name="Default" style:data-style-name="N100"/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vs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_name</text:p>
          </table:table-cell>
          <table:table-cell office:value-type="string" calcext:value-type="string">
            <text:p>debug_image_nam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card_subtype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igne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t_nu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card_num</text:p>
          </table:table-cell>
          <table:table-cell office:value-type="string" calcext:value-type="string">
            <text:p>game_text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twilight_color</text:p>
          </table:table-cell>
          <table:table-cell office:value-type="string" calcext:value-type="string">
            <text:p>title_font_size</text:p>
          </table:table-cell>
          <table:table-cell office:value-type="string" calcext:value-type="string">
            <text:p>subtitle_font_size</text:p>
          </table:table-cell>
          <table:table-cell office:value-type="string" calcext:value-type="string">
            <text:p>game_text_color</text:p>
          </table:table-cell>
          <table:table-cell office:value-type="string" calcext:value-type="string">
            <text:p>icon_text_color</text:p>
          </table:table-cell>
          <table:table-cell office:value-type="string" calcext:value-type="string">
            <text:p>game_text_spacing</text:p>
          </table:table-cell>
          <table:table-cell office:value-type="string" calcext:value-type="string">
            <text:p>lore_spacing</text:p>
          </table:table-cell>
          <table:table-cell office:value-type="string" calcext:value-type="string">
            <text:p>game_text_width</text:p>
          </table:table-cell>
          <table:table-cell office:value-type="string" calcext:value-type="string">
            <text:p>border_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OTR04003</text:p>
          </table:table-cell>
          <table:table-cell office:value-type="string" calcext:value-type="string">
            <text:p>lotro/o_04_003.jpg</text:p>
          </table:table-cell>
          <table:table-cell table:number-columns-repeated="2"/>
          <table:table-cell office:value-type="string" calcext:value-type="string">
            <text:p>Anger</text:p>
          </table:table-cell>
          <table:table-cell/>
          <table:table-cell office:value-type="string" calcext:value-type="string">
            <text:p>Dunlan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b&gt;Skirmish:&lt;/b&gt; Spot 3 [dunland] minions or a site you control to make a [dunland] Man &lt;b&gt;fierce&lt;/b&gt; until the regroup phase. </text:p>
          </table:table-cell>
          <table:table-cell office:value-type="string" calcext:value-type="string">
            <text:p>Rage filled the hearts of the Dunlending attackers.</text:p>
          </table:table-cell>
          <table:table-cell table:number-columns-repeated="7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LOTR04004</text:p>
          </table:table-cell>
          <table:table-cell office:value-type="string" calcext:value-type="string">
            <text:p>lotro/o_04_004.jpg</text:p>
          </table:table-cell>
          <table:table-cell table:number-columns-repeated="2"/>
          <table:table-cell office:value-type="string" calcext:value-type="string">
            <text:p>Band of Wild Men</text:p>
          </table:table-cell>
          <table:table-cell/>
          <table:table-cell office:value-type="string" calcext:value-type="string">
            <text:p>Dunlan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ch time this minion wins a skirmish, you may make it &lt;b&gt;fierce&lt;/b&gt; until the regroup phase. </text:p>
          </table:table-cell>
          <table:table-cell office:value-type="string" calcext:value-type="string">
            <text:p>“‘The Wild Men of Dunland have no love for Théoden of Rohan since he took their land.'”</text:p>
          </table:table-cell>
          <table:table-cell table:number-columns-repeated="7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LOTR04006</text:p>
          </table:table-cell>
          <table:table-cell office:value-type="string" calcext:value-type="string">
            <text:p>lotro/o_04_006.jpg</text:p>
          </table:table-cell>
          <table:table-cell table:number-columns-repeated="2"/>
          <table:table-cell office:value-type="string" calcext:value-type="string">
            <text:p>Constantly Threatening</text:p>
          </table:table-cell>
          <table:table-cell/>
          <table:table-cell office:value-type="string" calcext:value-type="string">
            <text:p>Dunlan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br&gt;&lt;b&gt;Shadow:&lt;/b&gt; If the fellowship has moved more than once this turn, remove (2) to play a [dunland] Man from your discard pile. </text:p>
          </table:table-cell>
          <table:table-cell office:value-type="string" calcext:value-type="string">
            <text:p>The men of Dunland have hated the Rohirrim for many years.</text:p>
          </table:table-cell>
          <table:table-cell table:number-columns-repeated="7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LOTR04019</text:p>
          </table:table-cell>
          <table:table-cell office:value-type="string" calcext:value-type="string">
            <text:p>lotro/o_04_019.jpg</text:p>
          </table:table-cell>
          <table:table-cell table:number-columns-repeated="2"/>
          <table:table-cell office:value-type="string" calcext:value-type="string">
            <text:p>Hides</text:p>
          </table:table-cell>
          <table:table-cell/>
          <table:table-cell office:value-type="string" calcext:value-type="string">
            <text:p>Dunlan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hen you play this possession, you may draw a card. &lt;br&gt;&lt;b&gt;Response: &lt;/b&gt;If a [dunland] Man is about to take a wound, remove (2) or discard this possession to prevent that wound. </text:p>
          </table:table-cell>
          <table:table-cell office:value-type="string" calcext:value-type="string">
            <text:p>Only heavy animal skins armored the Dunlendings.</text:p>
          </table:table-cell>
          <table:table-cell table:number-columns-repeated="7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LOTR01003</text:p>
          </table:table-cell>
          <table:table-cell office:value-type="string" calcext:value-type="string">
            <text:p>lotro/o_01_003.jpg</text:p>
          </table:table-cell>
          <table:table-cell table:number-columns-repeated="2"/>
          <table:table-cell office:value-type="string" calcext:value-type="string">
            <text:p>Axe Strike</text:p>
          </table:table-cell>
          <table:table-cell/>
          <table:table-cell office:value-type="string" calcext:value-type="string">
            <text:p>Dwar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b&gt;Skirmish:&lt;/b&gt; Make a Dwarf strength +2 (or +3 if bearing a [dwarven] hand weapon).</text:p>
          </table:table-cell>
          <table:table-cell office:value-type="string" calcext:value-type="string">
            <text:p>Though Gimli's words were praised by the Lady of Light, he proved his best skill was swinging his ax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007</text:p>
          </table:table-cell>
          <table:table-cell office:value-type="string" calcext:value-type="string">
            <text:p>lotro/o_01_007.jpg</text:p>
          </table:table-cell>
          <table:table-cell table:number-columns-repeated="2"/>
          <table:table-cell table:style-name="ce2" office:value-type="string" calcext:value-type="string">
            <text:p>Dwarf Guard</text:p>
          </table:table-cell>
          <table:table-cell/>
          <table:table-cell office:value-type="string" calcext:value-type="string">
            <text:p>Dwar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 play, spot a Dwarf.</text:p>
          </table:table-cell>
          <table:table-cell office:value-type="string" calcext:value-type="string">
            <text:p>Dwarves from Dáin's people are stout companions, trustworthy and loyal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008</text:p>
          </table:table-cell>
          <table:table-cell office:value-type="string" calcext:value-type="string">
            <text:p>lotro/o_01_008.jpg</text:p>
          </table:table-cell>
          <table:table-cell table:number-columns-repeated="2"/>
          <table:table-cell office:value-type="string" calcext:value-type="string">
            <text:p>Dwarven Armor</text:p>
          </table:table-cell>
          <table:table-cell/>
          <table:table-cell office:value-type="string" calcext:value-type="string">
            <text:p>Dwar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Armor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arer must be a Dwarf. &lt;br&gt;Bearer may not be overwhelmed unless his or her strength is tripled.</text:p>
          </table:table-cell>
          <table:table-cell office:value-type="string" calcext:value-type="string">
            <text:p>The strongest armour still being made in Middle-earth is forged by Dwarves. It is so heavy that only they can bear it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010</text:p>
          </table:table-cell>
          <table:table-cell office:value-type="string" calcext:value-type="string">
            <text:p>lotro/o_01_010.jpg</text:p>
          </table:table-cell>
          <table:table-cell table:number-columns-repeated="2"/>
          <table:table-cell office:value-type="string" calcext:value-type="string">
            <text:p>Dwarven Heart</text:p>
          </table:table-cell>
          <table:table-cell/>
          <table:table-cell office:value-type="string" calcext:value-type="string">
            <text:p>Dwar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arer must be a Dwarf. &lt;br&gt;When you play this condition, heal bearer up to two times. At the start of each of your turns, exert bearer.</text:p>
          </table:table-cell>
          <table:table-cell office:value-type="string" calcext:value-type="string">
            <text:p>“‘...a Dwarf goes on, be the burden twice his own weight...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017</text:p>
          </table:table-cell>
          <table:table-cell office:value-type="string" calcext:value-type="string">
            <text:p>lotro/o_01_017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rimir</text:p>
          </table:table-cell>
          <table:table-cell office:value-type="string" calcext:value-type="string">
            <text:p>Dwarven Elder</text:p>
          </table:table-cell>
          <table:table-cell office:value-type="string" calcext:value-type="string">
            <text:p>Dwar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lt;b&gt;Fellowship:&lt;/b&gt; Exert Grimir to shuffle a [dwarven] event from your discard pile into your draw deck.</text:p>
          </table:table-cell>
          <table:table-cell office:value-type="string" calcext:value-type="string">
            <text:p>Old and grey after many years spent in exile before the Lonely Mountain was reclaimed, Grimir can still wield his axe with strength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9006</text:p>
          </table:table-cell>
          <table:table-cell office:value-type="string" calcext:value-type="string">
            <text:p>lotro/o_09_006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ing of Accretion</text:p>
          </table:table-cell>
          <table:table-cell/>
          <table:table-cell office:value-type="string" calcext:value-type="string">
            <text:p>Dwar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arer must be a Dwarf. <text:s/>&lt;br&gt;Bearer is &lt;b&gt;damage +1.&lt;/b&gt; &lt;br&gt;&lt;b&gt;Maneuver:&lt;/b&gt; For each Dwarf you spot, reveal a card from the top of your draw deck. Take all Free Peoples cards revealed into hand and discard the rest. Discard this artifact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TR01029</text:p>
          </table:table-cell>
          <table:table-cell office:value-type="string" calcext:value-type="string">
            <text:p>lotro/o_01_029.jpg</text:p>
          </table:table-cell>
          <table:table-cell table:number-columns-repeated="2"/>
          <table:table-cell office:value-type="string" calcext:value-type="string">
            <text:p>Ancient Enmity</text:p>
          </table:table-cell>
          <table:table-cell/>
          <table:table-cell office:value-type="string" calcext:value-type="string">
            <text:p>El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b&gt;Skirmish:&lt;/b&gt; Make an Elf strength +1. If a minion loses this skirmish to that Elf, that minion’s owner discards 2 cards at random from hand.</text:p>
          </table:table-cell>
          <table:table-cell office:value-type="string" calcext:value-type="string">
            <text:p>Hard and bitter is the Elven hatred of Orcs, for they have lost many kinsmen to Orc savagery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030</text:p>
          </table:table-cell>
          <table:table-cell office:value-type="string" calcext:value-type="string">
            <text:p>lotro/o_01_030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rwen</text:p>
          </table:table-cell>
          <table:table-cell office:value-type="string" calcext:value-type="string">
            <text:p>Daughter of Elrond</text:p>
          </table:table-cell>
          <table:table-cell office:value-type="string" calcext:value-type="string">
            <text:p>El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ragor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b&gt;Ranger.&lt;/b&gt; &lt;br&gt;While skirmishing a Nazgûl, Arwen is strength +3.</text:p>
          </table:table-cell>
          <table:table-cell office:value-type="string" calcext:value-type="string">
            <text:p>“Long she had been in the land of her mother's kin, in Lórien beyond the mountains, and was but lately returned to Rivendell to her father's house.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031</text:p>
          </table:table-cell>
          <table:table-cell office:value-type="string" calcext:value-type="string">
            <text:p>lotro/o_01_031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sfaloth</text:p>
          </table:table-cell>
          <table:table-cell/>
          <table:table-cell office:value-type="string" calcext:value-type="string">
            <text:p>El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earer must be an Elf. When played on Arwen, Asfaloth’s twilight cost is -2. While at a plains site, bearer is strength +2. Discard Asfaloth when at an underground site.</text:p>
          </table:table-cell>
          <table:table-cell office:value-type="string" calcext:value-type="string">
            <text:p>“‘Noro lim, Asfaloth, noro lim!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034</text:p>
          </table:table-cell>
          <table:table-cell office:value-type="string" calcext:value-type="string">
            <text:p>lotro/o_01_034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eleborn</text:p>
          </table:table-cell>
          <table:table-cell office:value-type="string" calcext:value-type="string">
            <text:p>Lord of Lorien</text:p>
          </table:table-cell>
          <table:table-cell office:value-type="string" calcext:value-type="string">
            <text:p>El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lt;b&gt;Fellowship:&lt;/b&gt; Exert Celeborn to heal an [elven] ally.</text:p>
          </table:table-cell>
          <table:table-cell office:value-type="string" calcext:value-type="string">
            <text:p>“They were clad wholly in white... and the hair of the Lord Celeborn was of silver long and bright; but no sign of age was upon them, unless it were in the depths of their eyes; for these were keen as lances in the starlight, and yet profound....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043</text:p>
          </table:table-cell>
          <table:table-cell office:value-type="string" calcext:value-type="string">
            <text:p>lotro/o_01_043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ar-seeing Eyes</text:p>
          </table:table-cell>
          <table:table-cell/>
          <table:table-cell office:value-type="string" calcext:value-type="string">
            <text:p>El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lt;br&gt;Each time you play an Elf, choose an opponent to discard a card from hand.</text:p>
          </table:table-cell>
          <table:table-cell office:value-type="string" calcext:value-type="string">
            <text:p>Keen Elven eyes see farther and more clearly than those of Men or Dwarve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3023</text:p>
          </table:table-cell>
          <table:table-cell office:value-type="string" calcext:value-type="string">
            <text:p>lotro/o_03_023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Nenya</text:p>
          </table:table-cell>
          <table:table-cell/>
          <table:table-cell office:value-type="string" calcext:value-type="string">
            <text:p>El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arer must be Galadriel. &lt;br&gt;At the start of each regroup phase, you may discard up to 2 cards from hand to draw the same number of cards. </text:p>
          </table:table-cell>
          <table:table-cell office:value-type="string" calcext:value-type="string">
            <text:p>“‘Verily it is in the land of Lórien upon the finger of Galadriel that one of the Three remains. This is Nenya, the Ring of Adamant, and I am its keeper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5012</text:p>
          </table:table-cell>
          <table:table-cell office:value-type="string" calcext:value-type="string">
            <text:p>lotro/o_15_012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ínendal</text:p>
          </table:table-cell>
          <table:table-cell office:value-type="string" calcext:value-type="string">
            <text:p>Mirkwood Archer</text:p>
          </table:table-cell>
          <table:table-cell office:value-type="string" calcext:value-type="string">
            <text:p>El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b&gt;Aid –&lt;/b&gt; (3). &lt;i&gt;(At the start of the maneuver phase, you may add&lt;/i&gt; (3) &lt;i&gt;to transfer this to a companion.)&lt;/i&gt;&lt;br&gt;Each time you transfer this to a companion, except an [elven] companion, exert bearer.&lt;br&gt;Bearer is an &lt;b&gt;archer&lt;/b&gt;.</text:p>
          </table:table-cell>
          <table:table-cell office:value-type="string" calcext:value-type="string">
            <text:p>Elven archers were seldom seen before it was too late.</text:p>
          </table:table-cell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LOTR01069</text:p>
          </table:table-cell>
          <table:table-cell office:value-type="string" calcext:value-type="string">
            <text:p>lotro/o_01_069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lbert Dreary</text:p>
          </table:table-cell>
          <table:table-cell office:value-type="string" calcext:value-type="string">
            <text:p>Entertainer From Bree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o play, spot Gandalf. &lt;br&gt;&lt;b&gt;Maneuver:&lt;/b&gt; Exert Albert Dreary to discard a [isengard] or [moria] condition.</text:p>
          </table:table-cell>
          <table:table-cell office:value-type="string" calcext:value-type="string">
            <text:p>Typical of Bree-folk, Albert is a plain but stout-hearted fellow. He does not seek trouble, but he is willing to protect his hom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071</text:p>
          </table:table-cell>
          <table:table-cell office:value-type="string" calcext:value-type="string">
            <text:p>lotro/o_01_071.jpg</text:p>
          </table:table-cell>
          <table:table-cell table:number-columns-repeated="2"/>
          <table:table-cell office:value-type="string" calcext:value-type="string">
            <text:p>Durin’s Secret</text:p>
          </table:table-cell>
          <table:table-cell/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lt;b&gt;Fellowship:&lt;/b&gt; Spot Gandalf, a Dwarf, and an Elf to make the move limit for this turn +1.</text:p>
          </table:table-cell>
          <table:table-cell office:value-type="string" calcext:value-type="string">
            <text:p>“‘They are wrought of ithildin that mirrors only starlight and moonlight, and sleeps until it is touched by one who speaks words now long forgotten in Middle-earth.'”</text:p>
          </table:table-cell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LOTR01072</text:p>
          </table:table-cell>
          <table:table-cell office:value-type="string" calcext:value-type="string">
            <text:p>lotro/o_01_072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Friend of the Shirefolk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W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d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andalf is strength +1 for each of these races you can spot in the fellowship: Hobbit, Dwarf, Elf, and Man.</text:p>
          </table:table-cell>
          <table:table-cell office:value-type="string" calcext:value-type="string">
            <text:p>“‘Among the Wise I am the only one that goes in for hobbit-lore: an obscure branch of knowledge, but full of surprises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073</text:p>
          </table:table-cell>
          <table:table-cell office:value-type="string" calcext:value-type="string">
            <text:p>lotro/o_01_073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andalf's Cart</text:p>
          </table:table-cell>
          <table:table-cell/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lt;br&gt;&lt;b&gt;Fellowship:&lt;/b&gt; Stack a Free Peoples artifact (or possession) from hand on this card, or play a card stacked here as if played from hand.</text:p>
          </table:table-cell>
          <table:table-cell office:value-type="string" calcext:value-type="string">
            <text:p>“...a cart came in through Bywater... An old man was driving it all alone.”</text:p>
          </table:table-cell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LOTR01079</text:p>
          </table:table-cell>
          <table:table-cell office:value-type="string" calcext:value-type="string">
            <text:p>lotro/o_01_079.jpg</text:p>
          </table:table-cell>
          <table:table-cell table:number-columns-repeated="2"/>
          <table:table-cell office:value-type="string" calcext:value-type="string">
            <text:p>The Nine Walkers</text:p>
          </table:table-cell>
          <table:table-cell/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o play, spot Gandalf. &lt;br&gt;Each time you play a companion whose race you cannot spot, that companion’s twilight cost is -2.</text:p>
          </table:table-cell>
          <table:table-cell office:value-type="string" calcext:value-type="string">
            <text:p>“‘Nine companions to match the Nine Ringwraiths... So be it.'”</text:p>
          </table:table-cell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LOTR02022</text:p>
          </table:table-cell>
          <table:table-cell office:value-type="string" calcext:value-type="string">
            <text:p>lotro/o_02_022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andalf's Staff</text:p>
          </table:table-cell>
          <table:table-cell/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Staf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arer must be Gandalf. <text:s/>&lt;br&gt;The twilight cost of each [gandalf] spell is -1. <text:s/>&lt;br&gt;&lt;b&gt;Skirmish:&lt;/b&gt; Exert Gandalf twice to cancel a skirmish involving him. </text:p>
          </table:table-cell>
          <table:table-cell office:value-type="string" calcext:value-type="string">
            <text:p>“As the wizard passed on ahead up the great steps, he held his staff aloft, and from its tip there came a faint radiance.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3028</text:p>
          </table:table-cell>
          <table:table-cell office:value-type="string" calcext:value-type="string">
            <text:p>lotro/o_13_028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latar</text:p>
          </table:table-cell>
          <table:table-cell office:value-type="string" calcext:value-type="string">
            <text:p>Final Envoy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lt;b&gt;Aid –&lt;/b&gt;(2). &lt;i&gt;(At the start of the maneuver phase, you may add&lt;/i&gt; (2) &lt;i&gt;to transfer this to a companion.)&lt;/i&gt;&lt;br&gt;Each time you transfer this to a companion, you may reinforce a [gandalf] token. <text:s/>While you can spot a [gandalf] companion, each minion skirmishing bearer is strength –1.</text:p>
          </table:table-cell>
          <table:table-cell office:value-type="string" calcext:value-type="string">
            <text:p>Third of the Istari to be named, he was clad in sea-blu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5021</text:p>
          </table:table-cell>
          <table:table-cell office:value-type="string" calcext:value-type="string">
            <text:p>lotro/o_05_021.jpg</text:p>
          </table:table-cell>
          <table:table-cell table:number-columns-repeated="2"/>
          <table:table-cell office:value-type="string" calcext:value-type="string">
            <text:p>Be Back Soon</text:p>
          </table:table-cell>
          <table:table-cell/>
          <table:table-cell office:value-type="string" calcext:value-type="string">
            <text:p>Gollum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lt;b&gt;Maneuver:&lt;/b&gt; Discard Sméagol to discard a minion. An opponent may exert a minion twice to prevent this.</text:p>
          </table:table-cell>
          <table:table-cell office:value-type="string" calcext:value-type="string">
            <text:p>“‘Now I wonder where he's got to?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5022</text:p>
          </table:table-cell>
          <table:table-cell office:value-type="string" calcext:value-type="string">
            <text:p>lotro/o_05_022.jpg</text:p>
          </table:table-cell>
          <table:table-cell table:number-columns-repeated="2"/>
          <table:table-cell office:value-type="string" calcext:value-type="string">
            <text:p>Evil-smelling Fens</text:p>
          </table:table-cell>
          <table:table-cell/>
          <table:table-cell office:value-type="string" calcext:value-type="string">
            <text:p>Gollum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ays to your support area.&lt;br&gt;Each site on the adventure path is a &lt;b&gt;marsh.&lt;/b&gt;&lt;br&gt;&lt;b&gt;Shadow:&lt;/b&gt; Exert Gollum twice and discard this condition to play a minion from your discard pile.</text:p>
          </table:table-cell>
          <table:table-cell office:value-type="string" calcext:value-type="string">
            <text:p>“‘No birds here. There are snakeses, wormses, things in the pools. Lots of things, lots of nasty things.'”</text:p>
          </table:table-cell>
          <table:table-cell table:number-columns-repeated="7"/>
          <table:table-cell table:style-name="ce5"/>
          <table:table-cell/>
          <table:table-cell office:value-type="string" calcext:value-type="string">
            <text:p>shadow</text:p>
          </table:table-cell>
          <table:table-cell/>
        </table:table-row>
        <table:table-row table:style-name="ro1">
          <table:table-cell office:value-type="string" calcext:value-type="string">
            <text:p>LOTR05024</text:p>
          </table:table-cell>
          <table:table-cell office:value-type="string" calcext:value-type="string">
            <text:p>lotro/o_05_024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ollum</text:p>
          </table:table-cell>
          <table:table-cell office:value-type="string" calcext:value-type="string">
            <text:p>Nasty Treacherous Creature</text:p>
          </table:table-cell>
          <table:table-cell office:value-type="string" calcext:value-type="string">
            <text:p>Gollum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lt;b&gt;Regroup:&lt;/b&gt; Discard Gollum to exert a companion or ally.</text:p>
          </table:table-cell>
          <table:table-cell office:value-type="string" calcext:value-type="string">
            <text:p>“‘...we won't let you go, either. You're full of wickedness and mischief, Gollum.'”</text:p>
          </table:table-cell>
          <table:table-cell table:number-columns-repeated="9"/>
          <table:table-cell office:value-type="string" calcext:value-type="string">
            <text:p>shadow</text:p>
          </table:table-cell>
          <table:table-cell/>
        </table:table-row>
        <table:table-row table:style-name="ro1">
          <table:table-cell office:value-type="string" calcext:value-type="string">
            <text:p>LOTR05028</text:p>
          </table:table-cell>
          <table:table-cell office:value-type="string" calcext:value-type="string">
            <text:p>lotro/o_05_028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méagol</text:p>
          </table:table-cell>
          <table:table-cell office:value-type="string" calcext:value-type="string">
            <text:p>Old Noser</text:p>
          </table:table-cell>
          <table:table-cell office:value-type="string" calcext:value-type="string">
            <text:p>Gollum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do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lt;b&gt;Ring-bound.&lt;/b&gt; To play, add a burden. &lt;br&gt;&lt;b&gt;Regroup:&lt;/b&gt; Exert Sméagol (or Gollum) twice to reveal the top 4 cards of your draw deck. Wound a minion for each Shadow card revealed. Place those 4 cards beneath your draw deck in any order.</text:p>
          </table:table-cell>
          <table:table-cell office:value-type="string" calcext:value-type="string">
            <text:p>“‘Could you find anything fit for a hungry hobbit?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8023</text:p>
          </table:table-cell>
          <table:table-cell office:value-type="string" calcext:value-type="string">
            <text:p>lotro/o_08_023.jpg</text:p>
          </table:table-cell>
          <table:table-cell table:number-columns-repeated="2"/>
          <table:table-cell office:value-type="string" calcext:value-type="string">
            <text:p>Larder</text:p>
          </table:table-cell>
          <table:table-cell/>
          <table:table-cell office:value-type="string" calcext:value-type="string">
            <text:p>Gollum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 play, spot a [gollum] minion. &lt;br&gt;&lt;b&gt;Regroup:&lt;/b&gt; Discard an Orc from hand to add a [gollum] token here. &lt;br&gt;&lt;b&gt;Skirmish:&lt;/b&gt; Remove a [gollum] token here to make Shelob strength +3 (limit +6).</text:p>
          </table:table-cell>
          <table:table-cell office:value-type="string" calcext:value-type="string">
            <text:p>“‘When she binds with cords, she's after meat.'”</text:p>
          </table:table-cell>
          <table:table-cell table:number-columns-repeated="9"/>
          <table:table-cell office:value-type="string" calcext:value-type="string">
            <text:p>shadow</text:p>
          </table:table-cell>
          <table:table-cell/>
        </table:table-row>
        <table:table-row table:style-name="ro1">
          <table:table-cell office:value-type="string" calcext:value-type="string">
            <text:p>LOTR13046</text:p>
          </table:table-cell>
          <table:table-cell office:value-type="string" calcext:value-type="string">
            <text:p>lotro/o_13_046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éagol</text:p>
          </table:table-cell>
          <table:table-cell office:value-type="string" calcext:value-type="string">
            <text:p>Fateful Finder</text:p>
          </table:table-cell>
          <table:table-cell office:value-type="string" calcext:value-type="string">
            <text:p>Gollum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o play, spot Sméagol.&lt;br&gt;&lt;b&gt;Aid –&lt;/b&gt; Add a burden.&lt;br&gt;&lt;b&gt;Skirmish:&lt;/b&gt; If bearer is not assigned to a skirmish, discard this from play to play an artifact or possession from your draw deck on bearer.</text:p>
          </table:table-cell>
          <table:table-cell office:value-type="string" calcext:value-type="string">
            <text:p>“‘...there in his hand lay a beautiful golden ring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088</text:p>
          </table:table-cell>
          <table:table-cell office:value-type="string" calcext:value-type="string">
            <text:p>lotro/o_01_088.jpg</text:p>
          </table:table-cell>
          <table:table-cell table:number-columns-repeated="2"/>
          <table:table-cell office:value-type="string" calcext:value-type="string">
            <text:p>An Able Guide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lt;b&gt;Regroup:&lt;/b&gt; Spot a ranger to remove (4).</text:p>
          </table:table-cell>
          <table:table-cell office:value-type="string" calcext:value-type="string">
            <text:p>“‘...though I cannot disappear, I have hunted many wild and wary things and I can usually avoid being seen, if I wish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089</text:p>
          </table:table-cell>
          <table:table-cell office:value-type="string" calcext:value-type="string">
            <text:p>lotro/o_01_089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Ranger of the North</text:p>
          </table:table-cell>
          <table:table-cell office:value-type="string" calcext:value-type="string">
            <text:p>Gond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andal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lt;b&gt;Ranger.&lt;/b&gt; &lt;br&gt;&lt;b&gt;Maneuver:&lt;/b&gt; Exert Aragorn to make him &lt;b&gt;defender +1&lt;/b&gt; until the regroup phase.</text:p>
          </table:table-cell>
          <table:table-cell office:value-type="string" calcext:value-type="string">
            <text:p>“‘Lonely men are we, Rangers of the wild, hunters – but hunters ever of the servants of the Enemy...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090</text:p>
          </table:table-cell>
          <table:table-cell office:value-type="string" calcext:value-type="string">
            <text:p>lotro/o_01_090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ragorn’s Bow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Ranged Weap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arer must be Aragorn. &lt;br&gt;He is an &lt;b&gt;archer.&lt;/b&gt; &lt;br&gt;&lt;b&gt;Archery:&lt;/b&gt; Exert Aragorn to wound a minion; Aragorn does not add to the fellowship archery total.</text:p>
          </table:table-cell>
          <table:table-cell office:value-type="string" calcext:value-type="string">
            <text:p>Rangers learn the bow as well as the blad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100</text:p>
          </table:table-cell>
          <table:table-cell office:value-type="string" calcext:value-type="string">
            <text:p>lotro/o_01_100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Choice of Lúthien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b&gt;Tale.&lt;/b&gt; &lt;br&gt;&lt;b&gt;Maneuver:&lt;/b&gt; Exert Aragorn to heal Arwen, or exert Arwen to heal Aragorn.</text:p>
          </table:table-cell>
          <table:table-cell office:value-type="string" calcext:value-type="string">
            <text:p>“‘But she chose mortality, and to die from the world, so that she might follow him; and it is sung that they met again beyond the Sundering Seas...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3044</text:p>
          </table:table-cell>
          <table:table-cell office:value-type="string" calcext:value-type="string">
            <text:p>lotro/o_03_044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Shards of Narsil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lt;br&gt;&lt;b&gt;Fellowship:&lt;/b&gt; Stack a [gondor] card from hand here. <text:s/>&lt;br&gt;&lt;b&gt;Fellowship:&lt;/b&gt; Add (1) to take a card stacked here into hand. </text:p>
          </table:table-cell>
          <table:table-cell office:value-type="string" calcext:value-type="string">
            <text:p>“‘...Narsil was broken and its light extinguished, and it had not yet been forged again.'”</text:p>
          </table:table-cell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LOTR07097</text:p>
          </table:table-cell>
          <table:table-cell office:value-type="string" calcext:value-type="string">
            <text:p>lotro/o_07_097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ondorian Merchant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lt;b&gt;Maneuver:&lt;/b&gt; If you have initiative, discard 2 cards from hand to make the site number of a minion +2 until the regroup phase.</text:p>
          </table:table-cell>
          <table:table-cell office:value-type="string" calcext:value-type="string">
            <text:p>“...they talked now of Gondor and its ways and customs....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8047</text:p>
          </table:table-cell>
          <table:table-cell office:value-type="string" calcext:value-type="string">
            <text:p>lotro/o_18_047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Elendil's Army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lt;b&gt;Aid&lt;/b&gt; - Exert a [gondor] companion. &lt;i&gt;(At the start of the maneuver phase, you may exert a &lt;/i&gt;[gondor]&lt;i&gt; companion to transfer this to a companion.)&lt;/i&gt;</text:p>
          </table:table-cell>
          <table:table-cell office:value-type="string" calcext:value-type="string">
            <text:p>...and on the slopes of Mount Doom they fought for the freedom of Middle-earth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120</text:p>
          </table:table-cell>
          <table:table-cell office:value-type="string" calcext:value-type="string">
            <text:p>lotro/o_01_120.jpg</text:p>
          </table:table-cell>
          <table:table-cell table:number-columns-repeated="2"/>
          <table:table-cell office:value-type="string" calcext:value-type="string">
            <text:p>Alive and Unspoiled</text:p>
          </table:table-cell>
          <table:table-cell/>
          <table:table-cell office:value-type="string" calcext:value-type="string">
            <text:p>Isengar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 play, exert an Uruk-hai. &lt;br&gt;&lt;b&gt;Shadow:&lt;/b&gt; Remove (3) and spot X burdens to make the Free Peoples player reveal X cards at random from hand. You may discard 1 revealed card.</text:p>
          </table:table-cell>
          <table:table-cell office:value-type="string" calcext:value-type="string">
            <text:p>“‘Bring them to me.... Kill the others...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121</text:p>
          </table:table-cell>
          <table:table-cell office:value-type="string" calcext:value-type="string">
            <text:p>lotro/o_01_121.jpg</text:p>
          </table:table-cell>
          <table:table-cell table:number-columns-repeated="2"/>
          <table:table-cell office:value-type="string" calcext:value-type="string">
            <text:p>Bred for Battle</text:p>
          </table:table-cell>
          <table:table-cell/>
          <table:table-cell office:value-type="string" calcext:value-type="string">
            <text:p>Isengar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&lt;b&gt;Skirmish:&lt;/b&gt; Exert an Uruk-hai to make it strength +3.</text:p>
          </table:table-cell>
          <table:table-cell office:value-type="string" calcext:value-type="string">
            <text:p>“‘You are the Uruk-hai of Isengard!... you do not know pain, you do not know fear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127</text:p>
          </table:table-cell>
          <table:table-cell office:value-type="string" calcext:value-type="string">
            <text:p>lotro/o_01_127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urtz</text:p>
          </table:table-cell>
          <table:table-cell office:value-type="string" calcext:value-type="string">
            <text:p>Servant of Isengard</text:p>
          </table:table-cell>
          <table:table-cell office:value-type="string" calcext:value-type="string">
            <text:p>Isengar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Uruk-ha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&lt;b&gt;Archer.&lt;/b&gt; &lt;b&gt;Damage +1&lt;/b&gt;. <text:s/>&lt;br&gt;&lt;b&gt;Maneuver:&lt;/b&gt; Spot another Uruk-hai to make Lurtz &lt;b&gt;fierce&lt;/b&gt; until the regroup phase.</text:p>
          </table:table-cell>
          <table:table-cell office:value-type="string" calcext:value-type="string">
            <text:p>“‘And now... perfected. Grown beyond the height of Men – straight-limbed and strong, fearing nothing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160</text:p>
          </table:table-cell>
          <table:table-cell office:value-type="string" calcext:value-type="string">
            <text:p>lotro/o_01_160.jpg</text:p>
          </table:table-cell>
          <table:table-cell table:number-columns-repeated="2"/>
          <table:table-cell office:value-type="string" calcext:value-type="string">
            <text:p>Uruk-hai Sword</text:p>
          </table:table-cell>
          <table:table-cell/>
          <table:table-cell office:value-type="string" calcext:value-type="string">
            <text:p>Isengar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Hand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earer must be an Uruk-hai. &lt;br&gt;Each time bearer wins a skirmish, the Free Peoples player must discard the top card of his or her draw deck.</text:p>
          </table:table-cell>
          <table:table-cell office:value-type="string" calcext:value-type="string">
            <text:p>Their malevolent strength worsens the wounds from the gruesome weapons of the Uruk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3067</text:p>
          </table:table-cell>
          <table:table-cell office:value-type="string" calcext:value-type="string">
            <text:p>lotro/o_03_067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Palantír of Orthanc</text:p>
          </table:table-cell>
          <table:table-cell/>
          <table:table-cell office:value-type="string" calcext:value-type="string">
            <text:p>Isengar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Palantir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o play, spot an [isengard] minion. <text:s/>&lt;br&gt;&lt;b&gt;Shadow:&lt;/b&gt; Spot an [isengard] minion and remove (1) to reveal a card at random from the Free Peoples player’s hand. <text:s/>Place that card on top of that player’s draw deck. </text:p>
          </table:table-cell>
          <table:table-cell office:value-type="string" calcext:value-type="string">
            <text:p>“‘Seven stars and seven stones...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7038</text:p>
          </table:table-cell>
          <table:table-cell office:value-type="string" calcext:value-type="string">
            <text:p>lotro/o_17_038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aruman</text:p>
          </table:table-cell>
          <table:table-cell office:value-type="string" calcext:value-type="string">
            <text:p>Servant of Sauron</text:p>
          </table:table-cell>
          <table:table-cell office:value-type="string" calcext:value-type="string">
            <text:p>Isengar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lt;b&gt;Aid&lt;/b&gt; - (1). &lt;i&gt;(At the start of the maneuver phase, you may remove&lt;/i&gt;(1) &lt;i&gt;to transfer this to a minion.)&lt;/i&gt;&lt;br&gt;Each time bearer wins a skirmish, you may exert a companion.</text:p>
          </table:table-cell>
          <table:table-cell office:value-type="string" calcext:value-type="string">
            <text:p>'I gave you the chance of aiding me willingly, but you have elected the way of pain.'</text:p>
          </table:table-cell>
          <table:table-cell office:value-type="string" calcext:value-type="string">
            <text:p>#F1CB50</text:p>
          </table:table-cell>
          <table:table-cell table:number-columns-repeated="8"/>
          <table:table-cell office:value-type="string" calcext:value-type="string">
            <text:p>shadow</text:p>
          </table:table-cell>
          <table:table-cell/>
        </table:table-row>
        <table:table-row table:style-name="ro1">
          <table:table-cell office:value-type="string" calcext:value-type="string">
            <text:p>LOTR11067</text:p>
          </table:table-cell>
          <table:table-cell office:value-type="string" calcext:value-type="string">
            <text:p>lotro/o_11_067.jpg</text:p>
          </table:table-cell>
          <table:table-cell table:number-columns-repeated="2"/>
          <table:table-cell office:value-type="string" calcext:value-type="string">
            <text:p>Archer of Harad</text:p>
          </table:table-cell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&lt;b&gt;Archer.&lt;/b&gt; While you can spot a companion who has resistance 4 or less, the minion archery total is +1.</text:p>
          </table:table-cell>
          <table:table-cell office:value-type="string" calcext:value-type="string">
            <text:p>Haradrim bowmen pick off stragglers who rout after losing a battl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1070</text:p>
          </table:table-cell>
          <table:table-cell office:value-type="string" calcext:value-type="string">
            <text:p>lotro/o_11_070.jpg</text:p>
          </table:table-cell>
          <table:table-cell table:number-columns-repeated="2"/>
          <table:table-cell office:value-type="string" calcext:value-type="string">
            <text:p>Bloodthirsty</text:p>
          </table:table-cell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Regroup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pot 2 [men] minions to wound an unbound companion. </text:p>
          </table:table-cell>
          <table:table-cell office:value-type="string" calcext:value-type="string">
            <text:p>The ferocity of the Dunlendings is not easily slak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1087</text:p>
          </table:table-cell>
          <table:table-cell office:value-type="string" calcext:value-type="string">
            <text:p>lotro/o_11_087.jpg</text:p>
          </table:table-cell>
          <table:table-cell table:number-columns-repeated="2"/>
          <table:table-cell office:value-type="string" calcext:value-type="string">
            <text:p>Láthspell</text:p>
          </table:table-cell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o play, spot a [men] minion. &lt;br&gt;Bearer must be a companion. &lt;br&gt;While bearer is skirmishing a [men] minion, bearer loses all strength and damage bonuses from possessions. </text:p>
          </table:table-cell>
          <table:table-cell office:value-type="string" calcext:value-type="string">
            <text:p>“‘...ill news is an ill guest they say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1089</text:p>
          </table:table-cell>
          <table:table-cell office:value-type="string" calcext:value-type="string">
            <text:p>lotro/o_11_089.jpg</text:p>
          </table:table-cell>
          <table:table-cell table:number-columns-repeated="2"/>
          <table:table-cell office:value-type="string" calcext:value-type="string">
            <text:p>Long Battle Bow</text:p>
          </table:table-cell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Ranged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earer must be a [men] minion.&lt;br&gt; Bearer is an &lt;b&gt;Archer.&lt;/b&gt; When you play this possession, you may make the Free Peoples player exert his or her man. </text:p>
          </table:table-cell>
          <table:table-cell office:value-type="string" calcext:value-type="string">
            <text:p>Southron accuracy with bows is legendary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163</text:p>
          </table:table-cell>
          <table:table-cell office:value-type="string" calcext:value-type="string">
            <text:p>lotro/o_01_163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ncient Chieftain</text:p>
          </table:table-cell>
          <table:table-cell/>
          <table:table-cell office:value-type="string" calcext:value-type="string">
            <text:p>Moria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O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For each other [moria] Orc you can spot, Ancient Chieftain is strength +1.</text:p>
          </table:table-cell>
          <table:table-cell office:value-type="string" calcext:value-type="string">
            <text:p>“...a huge orc-chieftain, almost man-high, clad in black mail from head to foot, leaped into the chamber; behind him his followers clustered in the doorway.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164</text:p>
          </table:table-cell>
          <table:table-cell office:value-type="string" calcext:value-type="string">
            <text:p>lotro/o_01_164.jpg</text:p>
          </table:table-cell>
          <table:table-cell table:number-columns-repeated="2"/>
          <table:table-cell office:value-type="string" calcext:value-type="string">
            <text:p>Bitter Hatred</text:p>
          </table:table-cell>
          <table:table-cell/>
          <table:table-cell office:value-type="string" calcext:value-type="string">
            <text:p>Moria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&lt;b&gt;Archery:&lt;/b&gt; Spot a [moria] archer to wound an Elf.</text:p>
          </table:table-cell>
          <table:table-cell office:value-type="string" calcext:value-type="string">
            <text:p>Bitter and long is the hatred of the Orcs for the Elves, and thus they prefer Elves as target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166</text:p>
          </table:table-cell>
          <table:table-cell office:value-type="string" calcext:value-type="string">
            <text:p>lotro/o_01_166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ave Troll's Hammer</text:p>
          </table:table-cell>
          <table:table-cell/>
          <table:table-cell office:value-type="string" calcext:value-type="string">
            <text:p>Moria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Hand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earer must be Cave Troll of Moria. <text:s/>&lt;br&gt;Cave Troll of Moria is &lt;b&gt;damage +1&lt;/b&gt;.</text:p>
          </table:table-cell>
          <table:table-cell office:value-type="string" calcext:value-type="string">
            <text:p>Suddenly the door burst into fragments and the Cave Troll was among them, his huge hammer striking like thunder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173</text:p>
          </table:table-cell>
          <table:table-cell office:value-type="string" calcext:value-type="string">
            <text:p>lotro/o_01_173.jpg</text:p>
          </table:table-cell>
          <table:table-cell table:number-columns-repeated="2"/>
          <table:table-cell office:value-type="string" calcext:value-type="string">
            <text:p>Goblin Armory</text:p>
          </table:table-cell>
          <table:table-cell/>
          <table:table-cell office:value-type="string" calcext:value-type="string">
            <text:p>Moria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&lt;br&gt;Each time you play a [moria] weapon, add (1). <text:s/>&lt;br&gt;&lt;b&gt;Response:&lt;/b&gt; If a [moria] Orc is about to take a wound, discard this condition to prevent that wound.</text:p>
          </table:table-cell>
          <table:table-cell office:value-type="string" calcext:value-type="string">
            <text:p>For scavenging vermin, the weapons of fallen foes are prized possession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2050</text:p>
          </table:table-cell>
          <table:table-cell office:value-type="string" calcext:value-type="string">
            <text:p>lotro/o_02_050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Balrog's Sword</text:p>
          </table:table-cell>
          <table:table-cell/>
          <table:table-cell office:value-type="string" calcext:value-type="string">
            <text:p>Moria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Hand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arer must be The Balrog. &lt;br&gt;It is &lt;b&gt;damage +1&lt;/b&gt; <text:s/>&lt;br&gt;This weapon may be borne in addition to 1 other hand weapon. </text:p>
          </table:table-cell>
          <table:table-cell office:value-type="string" calcext:value-type="string">
            <text:p>“In its right hand was a blade like a stabbing tongue of fire....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1106</text:p>
          </table:table-cell>
          <table:table-cell office:value-type="string" calcext:value-type="string">
            <text:p>lotro/o_11_106.jpg</text:p>
          </table:table-cell>
          <table:table-cell table:number-columns-repeated="2"/>
          <table:table-cell office:value-type="string" calcext:value-type="string">
            <text:p>Armed for Battle</text:p>
          </table:table-cell>
          <table:table-cell/>
          <table:table-cell office:value-type="string" calcext:value-type="string">
            <text:p>Orc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hadow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pot your [orc] minion to play an [orc] possession from your discard pile (or, if that minion is at a battleground site, from your draw deck or discard pile).</text:p>
          </table:table-cell>
          <table:table-cell office:value-type="string" calcext:value-type="string">
            <text:p>Fashioned by the hands of Orcs, or plundered from the hands of defeated enemies, the weaponry of Mordor is bounteou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1107</text:p>
          </table:table-cell>
          <table:table-cell office:value-type="string" calcext:value-type="string">
            <text:p>lotro/o_11_107.jpg</text:p>
          </table:table-cell>
          <table:table-cell table:number-columns-repeated="2"/>
          <table:table-cell office:value-type="string" calcext:value-type="string">
            <text:p>Barbarous Orc</text:p>
          </table:table-cell>
          <table:table-cell/>
          <table:table-cell office:value-type="string" calcext:value-type="string">
            <text:p>Orc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&lt;b&gt;Skirmish:&lt;/b&gt; Exert another [orc] minion to make this minion strength +2 (or +4 if this minion is skirmishing a companion who has resistance 4 or less).</text:p>
          </table:table-cell>
          <table:table-cell office:value-type="string" calcext:value-type="string">
            <text:p>Fiercely tribal, rival Orc bands unite only against a more hated enemy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1109</text:p>
          </table:table-cell>
          <table:table-cell office:value-type="string" calcext:value-type="string">
            <text:p>lotro/o_11_109.jpg</text:p>
          </table:table-cell>
          <table:table-cell table:number-columns-repeated="2"/>
          <table:table-cell office:value-type="string" calcext:value-type="string">
            <text:p>Bladed Gauntlets</text:p>
          </table:table-cell>
          <table:table-cell/>
          <table:table-cell office:value-type="string" calcext:value-type="string">
            <text:p>Orc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earer must be an [orc] minion. &lt;br&gt;Bearer is a &lt;b&gt;Lurker.&lt;/b&gt; (Skirmishes involving lurker minions must be resolved after any others.) &lt;br&gt;&lt;b&gt;Skirmish:&lt;/b&gt; Exert bearer to make an [orc] minion strength +2.</text:p>
          </table:table-cell>
          <table:table-cell office:value-type="string" calcext:value-type="string">
            <text:p>One cannot easily discern Orc armor from weapon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1114</text:p>
          </table:table-cell>
          <table:table-cell office:value-type="string" calcext:value-type="string">
            <text:p>lotro/o_11_114.jpg</text:p>
          </table:table-cell>
          <table:table-cell table:number-columns-repeated="2"/>
          <table:table-cell office:value-type="string" calcext:value-type="string">
            <text:p>Demoralized</text:p>
          </table:table-cell>
          <table:table-cell/>
          <table:table-cell office:value-type="string" calcext:value-type="string">
            <text:p>Orc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o play, spot an [orc] minion. &lt;br&gt;Each time a companion exerts, you may add (1) (or (2) if you can spot 6 companions).</text:p>
          </table:table-cell>
          <table:table-cell office:value-type="string" calcext:value-type="string">
            <text:p>“But soon there were few left in Minas Tirith who had the heart to stand up and defy the hosts of Mordor.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4216</text:p>
          </table:table-cell>
          <table:table-cell office:value-type="string" calcext:value-type="string">
            <text:p>lotro/o_04_216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rrow From the South</text:p>
          </table:table-cell>
          <table:table-cell/>
          <table:table-cell office:value-type="string" calcext:value-type="string">
            <text:p>Raide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&lt;br&gt;Each time a companion or ally loses a skirmish involving a [raider] Man, you may place a [raider] token here. &lt;br&gt;&lt;b&gt;Archery:&lt;/b&gt; Heal a [raider] archer for each [raider] token here. Discard this condition. </text:p>
          </table:table-cell>
          <table:table-cell office:value-type="string" calcext:value-type="string">
            <text:p>Haradrim is the Gondorian name for Southron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4217</text:p>
          </table:table-cell>
          <table:table-cell office:value-type="string" calcext:value-type="string">
            <text:p>lotro/o_04_217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esert Lancers</text:p>
          </table:table-cell>
          <table:table-cell/>
          <table:table-cell office:value-type="string" calcext:value-type="string">
            <text:p>Raide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&lt;b&gt;Southron.&lt;/b&gt; To play, spot a [raider] Man. &lt;br&gt;&lt;b&gt;Regroup:&lt;/b&gt; Exert Desert Lancers twice to take control of a site. </text:p>
          </table:table-cell>
          <table:table-cell office:value-type="string" calcext:value-type="string">
            <text:p>“‘Mordor has allied itself with... the cruel Haradrim...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4223</text:p>
          </table:table-cell>
          <table:table-cell office:value-type="string" calcext:value-type="string">
            <text:p>lotro/o_04_223.jpg</text:p>
          </table:table-cell>
          <table:table-cell table:number-columns-repeated="2"/>
          <table:table-cell office:value-type="string" calcext:value-type="string">
            <text:p>Discovered</text:p>
          </table:table-cell>
          <table:table-cell/>
          <table:table-cell office:value-type="string" calcext:value-type="string">
            <text:p>Raide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&lt;b&gt;Maneuver:&lt;/b&gt; Exert a [raider] Man to discard a Free Peoples condition (or 2 Free Peoples conditions if you spot 3 burdens). </text:p>
          </table:table-cell>
          <table:table-cell office:value-type="string" calcext:value-type="string">
            <text:p>“The voices and the clink of weapons and harness were very close.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4247</text:p>
          </table:table-cell>
          <table:table-cell office:value-type="string" calcext:value-type="string">
            <text:p>lotro/o_04_247.jpg</text:p>
          </table:table-cell>
          <table:table-cell table:number-columns-repeated="2"/>
          <table:table-cell office:value-type="string" calcext:value-type="string">
            <text:p>Southron Bow</text:p>
          </table:table-cell>
          <table:table-cell/>
          <table:table-cell office:value-type="string" calcext:value-type="string">
            <text:p>Raide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Ranged Weapon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earer must be a [raider] Man. &lt;br&gt;Bearer is an &lt;b&gt;archer.&lt;/b&gt;&lt;br&gt;While you can spot another [raider] Man, the minion archery total is +1. </text:p>
          </table:table-cell>
          <table:table-cell office:value-type="string" calcext:value-type="string">
            <text:p>Volleys from Southron bows are deadly in large number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203</text:p>
          </table:table-cell>
          <table:table-cell office:value-type="string" calcext:value-type="string">
            <text:p>lotro/o_01_203.jpg</text:p>
          </table:table-cell>
          <table:table-cell table:number-columns-repeated="2"/>
          <table:table-cell office:value-type="string" calcext:value-type="string">
            <text:p>All Blades Perish</text:p>
          </table:table-cell>
          <table:table-cell/>
          <table:table-cell office:value-type="string" calcext:value-type="string">
            <text:p>Ringwraith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&lt;b&gt;Response:&lt;/b&gt; If a Nazgûl is about to take a wound, prevent that wound.</text:p>
          </table:table-cell>
          <table:table-cell office:value-type="string" calcext:value-type="string">
            <text:p>“‘...all blades perish that pierce that dreadful King. More deadly to him was the name of Elbereth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206</text:p>
          </table:table-cell>
          <table:table-cell office:value-type="string" calcext:value-type="string">
            <text:p>lotro/o_01_206.jpg</text:p>
          </table:table-cell>
          <table:table-cell table:number-columns-repeated="2"/>
          <table:table-cell office:value-type="string" calcext:value-type="string">
            <text:p>Bent on Discovery</text:p>
          </table:table-cell>
          <table:table-cell/>
          <table:table-cell office:value-type="string" calcext:value-type="string">
            <text:p>Ringwraith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&lt;b&gt;Search.&lt;/b&gt; <text:s/>&lt;br&gt;At the beginning of each of your Shadow phases, draw 1 card. <text:s/>&lt;br&gt;At the end of each of your Shadow phases, exert a Nazgûl or discard this condition.</text:p>
          </table:table-cell>
          <table:table-cell office:value-type="string" calcext:value-type="string">
            <text:p>“The riding figure sat quite still.... From inside the hood came a noise as of someone sniffing....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208</text:p>
          </table:table-cell>
          <table:table-cell office:value-type="string" calcext:value-type="string">
            <text:p>lotro/o_01_208.jpg</text:p>
          </table:table-cell>
          <table:table-cell table:number-columns-repeated="2"/>
          <table:table-cell office:value-type="string" calcext:value-type="string">
            <text:p>Black Steed</text:p>
          </table:table-cell>
          <table:table-cell/>
          <table:table-cell office:value-type="string" calcext:value-type="string">
            <text:p>Ringwraith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earer must be a Nazgûl. <text:s/>&lt;br&gt;While at a plains site, bearer is strength +2. Discard this possession when at an underground site.</text:p>
          </table:table-cell>
          <table:table-cell office:value-type="string" calcext:value-type="string">
            <text:p>“‘...these horses are born and bred to the service of the Dark Lord in Mordor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229</text:p>
          </table:table-cell>
          <table:table-cell office:value-type="string" calcext:value-type="string">
            <text:p>lotro/o_01_229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Úlairë Attëa</text:p>
          </table:table-cell>
          <table:table-cell office:value-type="string" calcext:value-type="string">
            <text:p>Keeper of Dol Guldur</text:p>
          </table:table-cell>
          <table:table-cell office:value-type="string" calcext:value-type="string">
            <text:p>Ringwraith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Nazg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&lt;b&gt;Fierce.&lt;/b&gt; &lt;br&gt;&lt;b&gt;Skirmish:&lt;/b&gt; Remove (1) to make Úlairë Attëa strength +1 (limit +5).</text:p>
          </table:table-cell>
          <table:table-cell office:value-type="string" calcext:value-type="string">
            <text:p>Those that knew the most power as kings were placed in particular ways for the Will of Sauron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9042</text:p>
          </table:table-cell>
          <table:table-cell office:value-type="string" calcext:value-type="string">
            <text:p>lotro/o_09_042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ing of Asperity</text:p>
          </table:table-cell>
          <table:table-cell/>
          <table:table-cell office:value-type="string" calcext:value-type="string">
            <text:p>Ringwraith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earer must be a Nazgûl. &lt;br&gt;When you play this artifact, you may wound an unwounded companion. &lt;br&gt;&lt;b&gt;Response:&lt;/b&gt; If a player reconciles, return bearer to his owner’s hand. </text:p>
          </table:table-cell>
          <table:table-cell office:value-type="string" calcext:value-type="string">
            <text:p>“‘The Nine, the Seven, and the Three... had each their proper gem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4262</text:p>
          </table:table-cell>
          <table:table-cell office:value-type="string" calcext:value-type="string">
            <text:p>lotro/o_04_262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ldor</text:p>
          </table:table-cell>
          <table:table-cell office:value-type="string" calcext:value-type="string">
            <text:p>Soldier of Edoras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T &amp; 6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&lt;b&gt;Archery:&lt;/b&gt; Exert Aldor and spot a villager to make the fellowship archery total +1. </text:p>
          </table:table-cell>
          <table:table-cell office:value-type="string" calcext:value-type="string">
            <text:p>Fighting to defend his people, Aldor found courage to replace his youth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4263</text:p>
          </table:table-cell>
          <table:table-cell office:value-type="string" calcext:value-type="string">
            <text:p>lotro/o_04_263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Brego</text:p>
          </table:table-cell>
          <table:table-cell/>
          <table:table-cell office:value-type="string" calcext:value-type="string">
            <text:p>Roha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Moun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o play, spot a [rohan] Man. <text:s/>Bearer must be a Man, Elf, or Wizard. When you play Brego, you may heal bearer. <text:s/>&lt;br&gt;At the start of each skirmish involving bearer, each minion skirmishing bearer must exert. </text:p>
          </table:table-cell>
          <table:table-cell office:value-type="string" calcext:value-type="string">
            <text:p>Brego was named for the second King of Rohan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4264</text:p>
          </table:table-cell>
          <table:table-cell office:value-type="string" calcext:value-type="string">
            <text:p>lotro/o_04_264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eorl</text:p>
          </table:table-cell>
          <table:table-cell office:value-type="string" calcext:value-type="string">
            <text:p>Weary Horseman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&lt;b&gt;Response:&lt;/b&gt; If your opponent is about to take control of a site, exert Ceorl and a villager to prevent this. </text:p>
          </table:table-cell>
          <table:table-cell office:value-type="string" calcext:value-type="string">
            <text:p>“‘We were driven back yesterday over the Isen with great loss; many perished at the crossing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4273</text:p>
          </table:table-cell>
          <table:table-cell office:value-type="string" calcext:value-type="string">
            <text:p>lotro/o_04_273.jpg</text:p>
          </table:table-cell>
          <table:table-cell table:number-columns-repeated="2"/>
          <table:table-cell office:value-type="string" calcext:value-type="string">
            <text:p>Fight for the Villagers</text:p>
          </table:table-cell>
          <table:table-cell/>
          <table:table-cell office:value-type="string" calcext:value-type="string">
            <text:p>Roha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&lt;b&gt;Skirmish:&lt;/b&gt; Make a [rohan] Man strength +2 (or +3 if you spot a villager). </text:p>
          </table:table-cell>
          <table:table-cell office:value-type="string" calcext:value-type="string">
            <text:p>“‘Bar the gates, set a watch on the surrounds, and get the women and children to the caves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4276</text:p>
          </table:table-cell>
          <table:table-cell office:value-type="string" calcext:value-type="string">
            <text:p>lotro/o_04_276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ortress Never Fallen</text:p>
          </table:table-cell>
          <table:table-cell/>
          <table:table-cell office:value-type="string" calcext:value-type="string">
            <text:p>Roha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&lt;br&gt;Each time a [rohan] Man wins a skirmish, you may place a [rohan] token on this card. <text:s/>&lt;br&gt;&lt;b&gt;Regroup:&lt;/b&gt; Discard a Shadow condition for each [rohan] token here. <text:s/>Discard this condition. </text:p>
          </table:table-cell>
          <table:table-cell office:value-type="string" calcext:value-type="string">
            <text:p>“‘...it was the spirit of your people that held it strong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9046</text:p>
          </table:table-cell>
          <table:table-cell office:value-type="string" calcext:value-type="string">
            <text:p>lotro/o_09_046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Red Arrow</text:p>
          </table:table-cell>
          <table:table-cell/>
          <table:table-cell office:value-type="string" calcext:value-type="string">
            <text:p>Roha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Support Area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lt;b&gt;Assignment:&lt;/b&gt; Exert a [gondor] Man to play a [rohan] Man. You may exert that [rohan] Man to play a possession on him or her. Discard this artifact. </text:p>
          </table:table-cell>
          <table:table-cell office:value-type="string" calcext:value-type="string">
            <text:p>“‘The Red Arrow has not been seen in the Mark in all my years! Has it indeed come to that?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5134</text:p>
          </table:table-cell>
          <table:table-cell office:value-type="string" calcext:value-type="string">
            <text:p>lotro/o_15_134.jpg</text:p>
          </table:table-cell>
          <table:table-cell table:number-columns-repeated="2"/>
          <table:table-cell office:value-type="string" calcext:value-type="string">
            <text:p>Rohan Stable Master</text:p>
          </table:table-cell>
          <table:table-cell/>
          <table:table-cell office:value-type="string" calcext:value-type="string">
            <text:p>Roha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&lt;b&gt;Aid –&lt;/b&gt; (1). &lt;i&gt;(At the start of the maneuver phase, you may add&lt;/i&gt; (1) &lt;i&gt;to transfer this to a companion.)&lt;/i&gt;&lt;br&gt;To play, spot a [rohan] Man.&lt;br&gt;Bearer is considered to be mounted.</text:p>
          </table:table-cell>
          <table:table-cell office:value-type="string" calcext:value-type="string">
            <text:p>Rohirrim warriors were seldom seen without their mount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239</text:p>
          </table:table-cell>
          <table:table-cell office:value-type="string" calcext:value-type="string">
            <text:p>lotro/o_01_239.jpg</text:p>
          </table:table-cell>
          <table:table-cell table:number-columns-repeated="2"/>
          <table:table-cell office:value-type="string" calcext:value-type="string">
            <text:p>All Thought Bent on It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&lt;b&gt;Search.&lt;/b&gt; <text:s/>&lt;br&gt;&lt;b&gt;Maneuver:&lt;/b&gt; <text:s/>&lt;br&gt;Spot a [sauron] Orc and 5 companions to make the Free Peoples player exert a companion for each companion over 4.</text:p>
          </table:table-cell>
          <table:table-cell office:value-type="string" calcext:value-type="string">
            <text:p>“‘...for the Ring yearns, above all else, to return to the hand of its Master: they are one...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240</text:p>
          </table:table-cell>
          <table:table-cell office:value-type="string" calcext:value-type="string">
            <text:p>lotro/o_01_240.jpg</text:p>
          </table:table-cell>
          <table:table-cell table:number-columns-repeated="2"/>
          <table:table-cell office:value-type="string" calcext:value-type="string">
            <text:p>Band of the Eye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O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&lt;b&gt;Response:&lt;/b&gt; If this minion wins a skirmish, remove (2) to make the Free Peoples player discard a card at random from hand.</text:p>
          </table:table-cell>
          <table:table-cell office:value-type="string" calcext:value-type="string">
            <text:p>Far more Orcs has Sauron bred in the pits under Barad-dûr than Saruman could ever imag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242</text:p>
          </table:table-cell>
          <table:table-cell office:value-type="string" calcext:value-type="string">
            <text:p>lotro/o_01_242.jpg</text:p>
          </table:table-cell>
          <table:table-cell table:number-columns-repeated="2"/>
          <table:table-cell office:value-type="string" calcext:value-type="string">
            <text:p>The Dark Lord's Summons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&lt;b&gt;Search.&lt;/b&gt; <text:s/>To play, spot a [sauron] Orc. <text:s text:c="2"/>&lt;br&gt;&lt;b&gt;Shadow:&lt;/b&gt; Remove (3) to reveal the top card of your draw deck. <text:s/>If it is a [sauron] card, take it into hand. <text:s/>Otherwise, discard it and one other card from hand.</text:p>
          </table:table-cell>
          <table:table-cell office:value-type="string" calcext:value-type="string">
            <text:p>Orcs obey the Dark Lord unquestioningly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269</text:p>
          </table:table-cell>
          <table:table-cell office:value-type="string" calcext:value-type="string">
            <text:p>lotro/o_01_269.jpg</text:p>
          </table:table-cell>
          <table:table-cell table:number-columns-repeated="2"/>
          <table:table-cell office:value-type="string" calcext:value-type="string">
            <text:p>Orc Scimitar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Hand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earer must be a [sauron] Orc.&lt;br&gt;&lt;b&gt;Skirmish:&lt;/b&gt; Remove (1) to make bearer strength +1 (limit +3).</text:p>
          </table:table-cell>
          <table:table-cell office:value-type="string" calcext:value-type="string">
            <text:p>An Orc's weapon reflects his passion for war and cruelty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9047</text:p>
          </table:table-cell>
          <table:table-cell office:value-type="string" calcext:value-type="string">
            <text:p>lotro/o_09_047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Ithil Stone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Support Area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R+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o play, exert a [wraith] or [sauron] minion. &lt;br&gt;At the start of each of your Shadow phases, you may draw a card. &lt;br&gt;&lt;b&gt;Shadow:&lt;/b&gt; Discard this artifact to play a [sauron] minion. Its twilight cost is –3. </text:p>
          </table:table-cell>
          <table:table-cell office:value-type="string" calcext:value-type="string">
            <text:p>“‘...and in it there was a stone like the Moon...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284</text:p>
          </table:table-cell>
          <table:table-cell office:value-type="string" calcext:value-type="string">
            <text:p>lotro/o_01_284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Bilbo</text:p>
          </table:table-cell>
          <table:table-cell office:value-type="string" calcext:value-type="string">
            <text:p>Retired Adventurer</text:p>
          </table:table-cell>
          <table:table-cell office:value-type="string" calcext:value-type="string">
            <text:p>Sh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&lt;b&gt;Fellowship:&lt;/b&gt; Exert Bilbo to shuffle a [shire] card from your discard pile into your draw deck.</text:p>
          </table:table-cell>
          <table:table-cell office:value-type="string" calcext:value-type="string">
            <text:p>“‘...I don't suppose I have the strength or luck left to deal with the Ring. It has grown, and I have not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285</text:p>
          </table:table-cell>
          <table:table-cell office:value-type="string" calcext:value-type="string">
            <text:p>lotro/o_01_285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Bilbo's Pipe</text:p>
          </table:table-cell>
          <table:table-cell/>
          <table:table-cell office:value-type="string" calcext:value-type="string">
            <text:p>Shir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Pip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Bearer must be a Hobbit. &lt;br&gt;&lt;b&gt;Fellowship:&lt;/b&gt; Discard a pipeweed possession and spot X pipes to shuffle X tales from your discard pile into your draw deck.</text:p>
          </table:table-cell>
          <table:table-cell office:value-type="string" calcext:value-type="string">
            <text:p>Bilbo has a fine pipe, carved for him by his Dwarven friend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287</text:p>
          </table:table-cell>
          <table:table-cell office:value-type="string" calcext:value-type="string">
            <text:p>lotro/o_01_287.jpg</text:p>
          </table:table-cell>
          <table:table-cell table:number-columns-repeated="2"/>
          <table:table-cell office:value-type="string" calcext:value-type="string">
            <text:p>Extraordinary Resilience</text:p>
          </table:table-cell>
          <table:table-cell/>
          <table:table-cell office:value-type="string" calcext:value-type="string">
            <text:p>Shir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&lt;b&gt;Response:&lt;/b&gt; If the Ring-bearer is about to heal, remove a burden instead.</text:p>
          </table:table-cell>
          <table:table-cell office:value-type="string" calcext:value-type="string">
            <text:p>“‘Don't despair!' said Strider. ‘You must trust me now. Your Frodo is made of sterner stuff than I had guessed...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289</text:p>
          </table:table-cell>
          <table:table-cell office:value-type="string" calcext:value-type="string">
            <text:p>lotro/o_01_289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Old Bilbo's Heir</text:p>
          </table:table-cell>
          <table:table-cell office:value-type="string" calcext:value-type="string">
            <text:p>Sh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Hob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&lt;b&gt;Ring-bearer (resistance 10).&lt;/b&gt; <text:s/>&lt;br&gt;At the start of each of your turns, you may heal a Hobbit ally.</text:p>
          </table:table-cell>
          <table:table-cell office:value-type="string" calcext:value-type="string">
            <text:p>“‘But be that as it may, Mr. Frodo is as nice a young hobbit as you could wish to meet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1314</text:p>
          </table:table-cell>
          <table:table-cell office:value-type="string" calcext:value-type="string">
            <text:p>lotro/o_01_314.jpg</text:p>
          </table:table-cell>
          <table:table-cell table:number-columns-repeated="2"/>
          <table:table-cell office:value-type="string" calcext:value-type="string">
            <text:p>Stone Trolls</text:p>
          </table:table-cell>
          <table:table-cell/>
          <table:table-cell office:value-type="string" calcext:value-type="string">
            <text:p>Shir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&lt;b&gt;Tale.&lt;/b&gt; To play, spot Bilbo. Plays on any character. Limit 1 per character. &lt;br&gt;Each time bearer skirmishes a Troll or Uruk-hai, bearer is strength +3.</text:p>
          </table:table-cell>
          <table:table-cell office:value-type="string" calcext:value-type="string">
            <text:p>‘“For a couple o' pins,' says Troll, and grins, / ‘I'll eat thee too, and gnaw thy shins. / A bit o' fresh meat will go down sweet!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02105</text:p>
          </table:table-cell>
          <table:table-cell office:value-type="string" calcext:value-type="string">
            <text:p>lotro/o_02_105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Mithril-coat</text:p>
          </table:table-cell>
          <table:table-cell/>
          <table:table-cell office:value-type="string" calcext:value-type="string">
            <text:p>Shir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Armor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arer must be Frodo. &lt;br&gt;The minion archery total is -1. <text:s/>&lt;br&gt;Each minion skirmishing Frodo does not gain strength bonuses from weapons and loses all damage bonuses. </text:p>
          </table:table-cell>
          <table:table-cell office:value-type="string" calcext:value-type="string">
            <text:p>“‘...its worth was greater than the value of the whole Shire and everything in it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3144</text:p>
          </table:table-cell>
          <table:table-cell office:value-type="string" calcext:value-type="string">
            <text:p>lotro/o_13_144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addy Twofoot</text:p>
          </table:table-cell>
          <table:table-cell office:value-type="string" calcext:value-type="string">
            <text:p>Next-door Neighbor</text:p>
          </table:table-cell>
          <table:table-cell office:value-type="string" calcext:value-type="string">
            <text:p>Sh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&lt;b&gt;Aid –&lt;/b&gt; Add a burden. &lt;i&gt;(At the start of the maneuver phase, you may add a burden to transfer this to a companion.)&lt;/i&gt;&lt;br&gt;Each time you transfer this to a companion, you may take a [shire] event into hand from your discard pile.</text:p>
          </table:table-cell>
          <table:table-cell office:value-type="string" calcext:value-type="string">
            <text:p>“‘That's a dark bad place, if half the tales be true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1177</text:p>
          </table:table-cell>
          <table:table-cell office:value-type="string" calcext:value-type="string">
            <text:p>lotro/o_11_177.jpg</text:p>
          </table:table-cell>
          <table:table-cell table:number-columns-repeated="2"/>
          <table:table-cell office:value-type="string" calcext:value-type="string">
            <text:p>Army of Uruk-hai</text:p>
          </table:table-cell>
          <table:table-cell/>
          <table:table-cell office:value-type="string" calcext:value-type="string">
            <text:p>Uruk-hai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Uruk-ha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&lt;b&gt;Damage +1.&lt;/b&gt; Each Free Peoples archer who has resistance 5 or less does not add to the Free Peoples archery total.</text:p>
          </table:table-cell>
          <table:table-cell office:value-type="string" calcext:value-type="string">
            <text:p>Volleys of arrows are no defense against the onslaught of Saruman's servant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1180</text:p>
          </table:table-cell>
          <table:table-cell office:value-type="string" calcext:value-type="string">
            <text:p>lotro/o_11_180.jpg</text:p>
          </table:table-cell>
          <table:table-cell table:number-columns-repeated="2"/>
          <table:table-cell office:value-type="string" calcext:value-type="string">
            <text:p>Brutality</text:p>
          </table:table-cell>
          <table:table-cell/>
          <table:table-cell office:value-type="string" calcext:value-type="string">
            <text:p>Uruk-hai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kirmish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ke an [urukhai] minion strength +1 for each battleground site you can spot. </text:p>
          </table:table-cell>
          <table:table-cell office:value-type="string" calcext:value-type="string">
            <text:p>Uruks are drawn to the sounds of battl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1185</text:p>
          </table:table-cell>
          <table:table-cell office:value-type="string" calcext:value-type="string">
            <text:p>lotro/o_11_185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ortitude</text:p>
          </table:table-cell>
          <table:table-cell/>
          <table:table-cell office:value-type="string" calcext:value-type="string">
            <text:p>Uruk-hai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When you play this condition, spot an [urukhai] minion to add 3 [urukhai] tokens here. &lt;br&gt;&lt;b&gt;Response:&lt;/b&gt; If an [urukhai] minion is about to take a wound, discard this condition or remove an [urukhai] token from here to prevent that.</text:p>
          </table:table-cell>
          <table:table-cell office:value-type="string" calcext:value-type="string">
            <text:p>Resiliency is bred into the fighting Uruk-hai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R11191</text:p>
          </table:table-cell>
          <table:table-cell office:value-type="string" calcext:value-type="string">
            <text:p>lotro/o_11_191.jpg</text:p>
          </table:table-cell>
          <table:table-cell table:number-columns-repeated="2"/>
          <table:table-cell office:value-type="string" calcext:value-type="string">
            <text:p>Isengard Siege Bow</text:p>
          </table:table-cell>
          <table:table-cell/>
          <table:table-cell office:value-type="string" calcext:value-type="string">
            <text:p>Uruk-hai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Ranged Weap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earer must be a [urukhai] minion. &lt;br&gt;While bearer is at a battleground site, it is an &lt;b&gt;Archer.&lt;/b&gt; </text:p>
          </table:table-cell>
          <table:table-cell office:value-type="string" calcext:value-type="string">
            <text:p>Saruman's machine works also makes formidable heavy bows for the Uruk-hai.</text:p>
          </table:table-cell>
          <table:table-cell table:number-columns-repeated="11"/>
        </table:table-row>
        <table:table-row table:style-name="ro1" table:number-rows-repeated="1048486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02:51:13.3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4T19:54:50.320000000</dc:date>
    <meta:editing-duration>P4DT10H27M24S</meta:editing-duration>
    <meta:editing-cycles>100</meta:editing-cycles>
    <meta:generator>LibreOffice/6.4.3.2$Windows_X86_64 LibreOffice_project/747b5d0ebf89f41c860ec2a39efd7cb15b54f2d8</meta:generator>
    <meta:document-statistic meta:table-count="1" meta:cell-count="1288" meta:object-count="0"/>
  </office:meta>
</office:document-meta>
</file>